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HttpRequestDecorator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questDecorator.beforeCommit( Supplier &lt; ? extends Mono &lt; Void &gt; &gt;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questDecorator.is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questDecorator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questDecorator.writeAndFlushWith( Publisher &lt; ? extends Publisher &lt; ? extends DataBuffer &gt;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questDecorator.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questDeco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questDecorator.set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questDecorator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questDecorator.getNativ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questDecorator.writeWith( Publisher &lt; ? extends DataBuffer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questDecorator.ClientHttpRequestDecorator( ClientHttpReques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HttpRequestDecorator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questDecorator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